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2" style:family="paragraph"/>
    <style:style style:name="P3" style:parent-style-name="Listenabsatz" style:list-style-name="LFO2" style:family="paragraph"/>
    <style:style style:name="P4" style:parent-style-name="Listenabsatz" style:list-style-name="LFO2" style:family="paragraph"/>
    <style:style style:name="P5" style:parent-style-name="Listenabsatz" style:list-style-name="LFO2" style:family="paragraph"/>
    <style:style style:name="P6" style:parent-style-name="Listenabsatz" style:list-style-name="LFO2" style:family="paragraph"/>
    <style:style style:name="P7" style:parent-style-name="Listenabsatz" style:list-style-name="LFO2" style:family="paragraph"/>
    <style:style style:name="P8" style:parent-style-name="Listenabsatz" style:list-style-name="LFO2" style:family="paragraph"/>
    <style:style style:name="P9" style:parent-style-name="Listenabsatz" style:list-style-name="LFO2" style:family="paragraph"/>
    <style:style style:name="P10" style:parent-style-name="Listenabsatz" style:list-style-name="LFO2" style:family="paragraph"/>
    <style:style style:name="P11" style:parent-style-name="Listenabsatz" style:list-style-name="LFO2" style:family="paragraph"/>
    <style:style style:name="P12" style:parent-style-name="Standard" style:family="paragraph">
      <style:paragraph-properties fo:margin-left="0.75in">
        <style:tab-stops/>
      </style:paragraph-properties>
    </style:style>
    <style:style style:name="P13" style:parent-style-name="Listenabsatz" style:list-style-name="LFO2" style:family="paragraph"/>
    <style:style style:name="P14" style:parent-style-name="Listenabsatz" style:list-style-name="LFO2" style:family="paragraph"/>
    <style:style style:name="P15" style:parent-style-name="Listenabsatz" style:list-style-name="LFO2" style:family="paragraph"/>
    <style:style style:name="P16" style:parent-style-name="Listenabsatz" style:list-style-name="LFO2" style:family="paragraph"/>
    <style:style style:name="P17" style:parent-style-name="Listenabsatz" style:list-style-name="LFO2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</office:automatic-styles>
  <office:body>
    <office:text text:use-soft-page-breaks="true">
      <text:p text:style-name="P1"/>
      <text:p text:style-name="Standard"/>
      <text:p text:style-name="Standard">TODO:</text:p>
      <text:p text:style-name="Standard"/>
      <text:list text:style-name="LFO2" text:continue-numbering="true">
        <text:list-item>
          <text:p text:style-name="P2">Instanzen generieren</text:p>
          <text:list text:continue-numbering="true">
            <text:list-item>
              <text:p text:style-name="P3">Maschinen = Fertigungsschritte</text:p>
            </text:list-item>
            <text:list-item>
              <text:p text:style-name="P4">Wie groß?</text:p>
            </text:list-item>
            <text:list-item>
              <text:p text:style-name="P5">Wie viele?</text:p>
            </text:list-item>
          </text:list>
        </text:list-item>
        <text:list-item>
          <text:p text:style-name="P6">Erste Startlösung</text:p>
          <text:list text:continue-numbering="true">
            <text:list-item>
              <text:p text:style-name="P7">Giffler und Thompson implementieren</text:p>
            </text:list-item>
            <text:list-item>
              <text:p text:style-name="P8">Lösen</text:p>
            </text:list-item>
            <text:list-item>
              <text:p text:style-name="P9">Speichern</text:p>
            </text:list-item>
          </text:list>
        </text:list-item>
        <text:list-item>
          <text:p text:style-name="P10">Metheuristik</text:p>
          <text:list text:continue-numbering="true">
            <text:list-item>
              <text:p text:style-name="P11">Auswahl der Heuristik(en) -&gt; Paper lesen (Pesch)</text:p>
            </text:list-item>
          </text:list>
        </text:list-item>
      </text:list>
      <text:p text:style-name="P12">Nachbaschaften</text:p>
      <text:list text:style-name="LFO2" text:continue-numbering="true">
        <text:list-item>
          <text:list>
            <text:list-item>
              <text:list>
                <text:list-item>
                  <text:p text:style-name="P13">Auswahl der Nachbarschaft (N1 Empfohlen)</text:p>
                </text:list-item>
                <text:list-item>
                  <text:p text:style-name="P14">Implementieren</text:p>
                </text:list-item>
              </text:list>
            </text:list-item>
            <text:list-item>
              <text:p text:style-name="P15">Implementieren der Heuristiken</text:p>
            </text:list-item>
            <text:list-item>
              <text:p text:style-name="P16">Speichern der Lösungen</text:p>
            </text:list-item>
          </text:list>
        </text:list-item>
        <text:list-item>
          <text:p text:style-name="P17">OR-Tools</text:p>
          <text:list text:continue-numbering="true">
            <text:list-item>
              <text:p text:style-name="P18">Implementieren</text:p>
            </text:list-item>
            <text:list-item>
              <text:p text:style-name="P19">Speichern der Lösungen</text:p>
            </text:list-item>
          </text:list>
        </text:list-item>
        <text:list-item>
          <text:p text:style-name="P20">Trainingsdaten</text:p>
          <text:list text:continue-numbering="true">
            <text:list-item>
              <text:p text:style-name="P21">OR-Tool Lösungen und Heuristik Lösungen vergleichen</text:p>
            </text:list-item>
            <text:list-item>
              <text:p text:style-name="P22">Informationen der Instanzen (welche sind wichtig?) mit Angabe des besten Lösers</text:p>
            </text:list-item>
          </text:list>
        </text:list-item>
        <text:list-item>
          <text:p text:style-name="P23">Algorithmenselektor</text:p>
          <text:list text:continue-numbering="true">
            <text:list-item>
              <text:p text:style-name="P24">Auswahl des Selektors (Baum, KNN…?)</text:p>
            </text:list-item>
            <text:list-item>
              <text:p text:style-name="P25">Implementieren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Times New Roman" style:font-name-asian="SimSu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rinne Pretz</meta:initial-creator>
    <dc:creator>Corinne Pretz</dc:creator>
    <meta:creation-date>2022-10-26T13:23:00Z</meta:creation-date>
    <dc:date>2022-10-26T13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82" meta:character-count="603" meta:row-count="4" meta:non-whitespace-character-count="522"/>
  </office:meta>
</office:document-meta>
</file>